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2_courbe_resultat_5" table:style-name="ta1">
        <table:shapes>
          <draw:frame draw:z-index="0" draw:style-name="gr1" draw:text-style-name="P1" svg:width="159.99mm" svg:height="89.99mm" svg:x="65.79mm" svg:y="39.78mm">
            <loext:p draw:notify-on-update-of-ranges="tp2_courbe_resultat_5.A1:tp2_courbe_resultat_5.A1 tp2_courbe_resultat_5.A2:tp2_courbe_resultat_5.A449 tp2_courbe_resultat_5.B1:tp2_courbe_resultat_5.B1 tp2_courbe_resultat_5.B2:tp2_courbe_resultat_5.B4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table:number-columns-repeated="4"/>
        </table:table-row>
        <table:table-row table:style-name="ro1">
          <table:table-cell office:value-type="float" office:value="0.0840000063180924" calcext:value-type="float">
            <text:p>0,084000006318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50000050663948" calcext:value-type="float">
            <text:p>0,0650000050663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=5</text:p>
          </table:table-cell>
          <table:table-cell office:value-type="string" calcext:value-type="string">
            <text:p>distance=0.15</text:p>
          </table:table-cell>
          <table:table-cell office:value-type="string" calcext:value-type="string">
            <text:p>Delai=100</text:p>
          </table:table-cell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90000040829182" calcext:value-type="float">
            <text:p>0,0590000040829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3000001013279" calcext:value-type="float">
            <text:p>0,06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3000001013279" calcext:value-type="float">
            <text:p>0,06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20000043511391" calcext:value-type="float">
            <text:p>0,0720000043511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70000070333481" calcext:value-type="float">
            <text:p>0,0770000070333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0000056028366" calcext:value-type="float">
            <text:p>0,0910000056028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0.239000007510185" calcext:value-type="float">
            <text:p>0,239000007510185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0.28600001335144" calcext:value-type="float">
            <text:p>0,2860000133514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0.291000008583069" calcext:value-type="float">
            <text:p>0,291000008583069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0.338000029325485" calcext:value-type="float">
            <text:p>0,338000029325485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0.278000026941299" calcext:value-type="float">
            <text:p>0,27800002694129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0.345000028610229" calcext:value-type="float">
            <text:p>0,345000028610229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61000031232834" calcext:value-type="float">
            <text:p>0,361000031232834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0.365000009536743" calcext:value-type="float">
            <text:p>0,365000009536743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0.380000025033951" calcext:value-type="float">
            <text:p>0,380000025033951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0.39300000667572" calcext:value-type="float">
            <text:p>0,39300000667572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0.404000014066696" calcext:value-type="float">
            <text:p>0,40400001406669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1200003027916" calcext:value-type="float">
            <text:p>0,4120000302791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27000015974045" calcext:value-type="float">
            <text:p>0,42700001597404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33000028133392" calcext:value-type="float">
            <text:p>0,43300002813339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39000010490418" calcext:value-type="float">
            <text:p>0,43900001049041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47000026702881" calcext:value-type="float">
            <text:p>0,44700002670288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48000013828278" calcext:value-type="float">
            <text:p>0,44800001382827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33000028133392" calcext:value-type="float">
            <text:p>0,43300002813339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29000020027161" calcext:value-type="float">
            <text:p>0,42900002002716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92000019550323" calcext:value-type="float">
            <text:p>0,39200001955032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38000029325485" calcext:value-type="float">
            <text:p>0,33800002932548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87000000476837" calcext:value-type="float">
            <text:p>0,28700000047683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300000667572" calcext:value-type="float">
            <text:p>0,14300000667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8000006079674" calcext:value-type="float">
            <text:p>0,128000006079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0000004768372" calcext:value-type="float">
            <text:p>0,1200000047683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0000004768372" calcext:value-type="float">
            <text:p>0,1200000047683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0000004768372" calcext:value-type="float">
            <text:p>0,1200000047683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13000005483627" calcext:value-type="float">
            <text:p>0,1130000054836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09000004827976" calcext:value-type="float">
            <text:p>0,1090000048279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60000029206276" calcext:value-type="float">
            <text:p>0,0860000029206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80000016093254" calcext:value-type="float">
            <text:p>0,0780000016093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3000001013279" calcext:value-type="float">
            <text:p>0,06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3000001013279" calcext:value-type="float">
            <text:p>0,06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70000037550926" calcext:value-type="float">
            <text:p>0,0570000037550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500000007450581" calcext:value-type="float">
            <text:p>0,0500000007450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50000050663948" calcext:value-type="float">
            <text:p>0,0650000050663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20000022649765" calcext:value-type="float">
            <text:p>0,0820000022649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01000003516674" calcext:value-type="float">
            <text:p>0,101000003516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18000008165836" calcext:value-type="float">
            <text:p>0,118000008165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0.255000025033951" calcext:value-type="float">
            <text:p>0,255000025033951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0.278000026941299" calcext:value-type="float">
            <text:p>0,27800002694129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0.355000019073486" calcext:value-type="float">
            <text:p>0,355000019073486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0.38400000333786" calcext:value-type="float">
            <text:p>0,38400000333786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0.404000014066696" calcext:value-type="float">
            <text:p>0,40400001406669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29000020027161" calcext:value-type="float">
            <text:p>0,42900002002716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37000006437302" calcext:value-type="float">
            <text:p>0,43700000643730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55000013113022" calcext:value-type="float">
            <text:p>0,45500001311302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75000023841858" calcext:value-type="float">
            <text:p>0,47500002384185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523000001907349" calcext:value-type="float">
            <text:p>0,52300000190734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523000001907349" calcext:value-type="float">
            <text:p>0,52300000190734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51500004529953" calcext:value-type="float">
            <text:p>0,5150000452995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75000023841858" calcext:value-type="float">
            <text:p>0,47500002384185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71000015735626" calcext:value-type="float">
            <text:p>0,47100001573562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62000012397766" calcext:value-type="float">
            <text:p>0,462000012397766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47000026702881" calcext:value-type="float">
            <text:p>0,44700002670288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29000020027161" calcext:value-type="float">
            <text:p>0,42900002002716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92000019550323" calcext:value-type="float">
            <text:p>0,39200001955032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70000004768372" calcext:value-type="float">
            <text:p>0,37000000476837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322000026702881" calcext:value-type="float">
            <text:p>0,32200002670288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0.187000006437302" calcext:value-type="float">
            <text:p>0,187000006437302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0.172000005841255" calcext:value-type="float">
            <text:p>0,17200000584125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41000011563301" calcext:value-type="float">
            <text:p>0,241000011563301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34000012278557" calcext:value-type="float">
            <text:p>0,234000012278557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12000003457069" calcext:value-type="float">
            <text:p>0,112000003457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8000006079674" calcext:value-type="float">
            <text:p>0,128000006079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55000025033951" calcext:value-type="float">
            <text:p>0,25500002503395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41000011563301" calcext:value-type="float">
            <text:p>0,24100001156330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0.380000025033951" calcext:value-type="float">
            <text:p>0,380000025033951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8000006079674" calcext:value-type="float">
            <text:p>0,1280000060796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7:57:20.460194481</dc:date>
    <meta:editing-duration>PT1M51S</meta:editing-duration>
    <meta:editing-cycles>1</meta:editing-cycles>
    <meta:document-statistic meta:table-count="1" meta:cell-count="901" meta:object-count="1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27cm" style:legend-expansion="high" chart:style-name="ch2"/>
        <chart:plot-area chart:style-name="ch3" table:cell-range-address="tp2_courbe_resultat_5.A1:tp2_courbe_resultat_5.B449" chart:data-source-has-labels="row" svg:x="0.32cm" svg:y="0.18cm" svg:width="13.467cm" svg:height="8.64cm">
          <chartooo:coordinate-region svg:x="1.127cm" svg:y="0.354cm" svg:width="12.4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p2_courbe_resultat_5.B2:tp2_courbe_resultat_5.B449" chart:label-cell-address="tp2_courbe_resultat_5.B1:tp2_courbe_resultat_5.B1" chart:class="chart:scatter">
            <chart:domain table:cell-range-address="tp2_courbe_resultat_5.A2:tp2_courbe_resultat_5.A449"/>
            <chart:data-point chart:repeated="4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tp2_courbe_resultat_5.B1:tp2_courbe_resultat_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0000063180924">
                <text:p>0.0840000063180924</text:p>
                <draw:g>
                  <svg:desc>tp2_courbe_resultat_5.A2:tp2_courbe_resultat_5.A449</svg:desc>
                </draw:g>
              </table:table-cell>
              <table:table-cell office:value-type="float" office:value="0">
                <text:p>0</text:p>
                <draw:g>
                  <svg:desc>tp2_courbe_resultat_5.B2:tp2_courbe_resultat_5.B4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0000050663948">
                <text:p>0.065000005066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0000040829182">
                <text:p>0.05900000408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20000043511391">
                <text:p>0.072000004351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70000070333481">
                <text:p>0.077000007033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10000056028366">
                <text:p>0.09100000560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9000007510185">
                <text:p>0.2390000075101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600001335144">
                <text:p>0.28600001335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1000008583069">
                <text:p>0.29100000858306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8000029325485">
                <text:p>0.33800002932548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8000026941299">
                <text:p>0.2780000269412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45000028610229">
                <text:p>0.3450000286102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1000031232834">
                <text:p>0.36100003123283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0000025033951">
                <text:p>0.38000002503395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300000667572">
                <text:p>0.3930000066757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04000014066696">
                <text:p>0.4040000140666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1200003027916">
                <text:p>0.412000030279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7000015974045">
                <text:p>0.4270000159740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3000028133392">
                <text:p>0.4330000281333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9000010490418">
                <text:p>0.4390000104904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7000026702881">
                <text:p>0.4470000267028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8000013828278">
                <text:p>0.44800001382827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33000028133392">
                <text:p>0.4330000281333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9000020027161">
                <text:p>0.4290000200271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2000019550323">
                <text:p>0.3920000195503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8000029325485">
                <text:p>0.33800002932548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7000000476837">
                <text:p>0.2870000004768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300000667572">
                <text:p>0.1430000066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8000006079674">
                <text:p>0.12800000607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0000004768372">
                <text:p>0.120000004768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20000004768372">
                <text:p>0.120000004768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20000004768372">
                <text:p>0.120000004768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13000005483627">
                <text:p>0.11300000548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9000004827976">
                <text:p>0.10900000482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60000029206276">
                <text:p>0.086000002920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70000037550926">
                <text:p>0.057000003755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0000050663948">
                <text:p>0.065000005066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20000022649765">
                <text:p>0.082000002264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01000003516674">
                <text:p>0.10100000351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8000008165836">
                <text:p>0.11800000816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000025033951">
                <text:p>0.2550000250339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8000026941299">
                <text:p>0.2780000269412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55000019073486">
                <text:p>0.35500001907348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8400000333786">
                <text:p>0.384000003337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4000014066696">
                <text:p>0.4040000140666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29000020027161">
                <text:p>0.4290000200271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37000006437302">
                <text:p>0.4370000064373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55000013113022">
                <text:p>0.4550000131130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75000023841858">
                <text:p>0.47500002384185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23000001907349">
                <text:p>0.5230000019073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23000001907349">
                <text:p>0.5230000019073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1500004529953">
                <text:p>0.5150000452995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75000023841858">
                <text:p>0.47500002384185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1000015735626">
                <text:p>0.47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62000012397766">
                <text:p>0.4620000123977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47000026702881">
                <text:p>0.4470000267028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9000020027161">
                <text:p>0.4290000200271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2000019550323">
                <text:p>0.3920000195503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0000004768372">
                <text:p>0.3700000047683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22000026702881">
                <text:p>0.3220000267028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72000005841255">
                <text:p>0.1720000058412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41000011563301">
                <text:p>0.2410000115633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34000012278557">
                <text:p>0.23400001227855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2000003457069">
                <text:p>0.11200000345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28000006079674">
                <text:p>0.12800000607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55000025033951">
                <text:p>0.2550000250339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41000011563301">
                <text:p>0.2410000115633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80000025033951">
                <text:p>0.38000002503395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28000006079674">
                <text:p>0.128000006079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